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" style:font-family-generic="swiss"/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2.74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53535" style:text-outline="false" style:text-line-through-style="none" style:font-name="AppleSystemUIFon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  <table:table-cell office:value-type="string">
            <text:p>BP</text:p>
          </table:table-cell>
          <table:table-cell office:value-type="float" office:value="150">
            <text:p>150</text:p>
          </table:table-cell>
          <table:table-cell table:formula="of:=+[.H1]-[.E10]-[.H13]" office:value-type="float" office:value="30">
            <text:p>30</text:p>
          </table:table-cell>
          <table:table-cell/>
          <table:table-cell office:value-type="string">
            <text:p>YRKE</text:p>
          </table:table-cell>
          <table:table-cell office:value-type="string">
            <text:p>KRIGARE</text:p>
          </table:table-cell>
        </table:table-row>
        <table:table-row table:style-name="ro1">
          <table:table-cell/>
          <table:table-cell office:value-type="string">
            <text:p>EXTRA</text:p>
          </table:table-cell>
          <table:table-cell office:value-type="string">
            <text:p>KÖPT</text:p>
          </table:table-cell>
          <table:table-cell office:value-type="string">
            <text:p>TOTALT</text:p>
          </table:table-cell>
          <table:table-cell office:value-type="string">
            <text:p>KOSTNAD</text:p>
          </table:table-cell>
          <table:table-cell/>
          <table:table-cell office:value-type="string">
            <text:p>EP</text:p>
          </table:table-cell>
          <table:table-cell table:formula="of:=225" office:value-type="float" office:value="225">
            <text:p>225</text:p>
          </table:table-cell>
          <table:table-cell table:formula="of:=+5*[.I1]+[.H2]-[.J29]-[.D36]" office:value-type="float" office:value="-2">
            <text:p>-2</text:p>
          </table:table-cell>
          <table:table-cell/>
          <table:table-cell office:value-type="string">
            <text:p>ÅLDER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STY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+[.C3]+[.B3]"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NAMN</text:p>
          </table:table-cell>
          <table:table-cell office:value-type="string">
            <text:p>Frökn H<text:span text:style-name="T1">ægri</text:span></text:p>
          </table:table-cell>
          <table:table-cell table:number-columns-repeated="2"/>
          <table:table-cell office:value-type="string">
            <text:p>SVÄRDSHAND</text:p>
          </table:table-cell>
          <table:table-cell office:value-type="string">
            <text:p>SLÅ</text:p>
          </table:table-cell>
        </table:table-row>
        <table:table-row table:style-name="ro1">
          <table:table-cell office:value-type="string">
            <text:p>FYS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+[.C4]+[.B4]"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KP</text:p>
          </table:table-cell>
          <table:table-cell table:formula="of:=+([.D4]+[.D9])/2" office:value-type="float" office:value="20.5">
            <text:p>20,5</text:p>
          </table:table-cell>
          <table:table-cell office:value-type="string">
            <text:p>BKORG:8</text:p>
          </table:table-cell>
          <table:table-cell table:number-columns-repeated="3"/>
        </table:table-row>
        <table:table-row table:style-name="ro1">
          <table:table-cell office:value-type="string">
            <text:p>SMI</text:p>
          </table:table-cell>
          <table:table-cell/>
          <table:table-cell office:value-type="float" office:value="13">
            <text:p>13</text:p>
          </table:table-cell>
          <table:table-cell table:formula="of:=+[.C5]+[.B5]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SB</text:p>
          </table:table-cell>
          <table:table-cell table:formula="of:=+([.D3]+[.D9])" office:value-type="float" office:value="41">
            <text:p>41</text:p>
          </table:table-cell>
          <table:table-cell office:value-type="string">
            <text:p>1t6</text:p>
          </table:table-cell>
          <table:table-cell table:number-columns-repeated="3"/>
        </table:table-row>
        <table:table-row table:style-name="ro1">
          <table:table-cell office:value-type="string">
            <text:p>INT</text:p>
          </table:table-cell>
          <table:table-cell/>
          <table:table-cell office:value-type="float" office:value="13">
            <text:p>13</text:p>
          </table:table-cell>
          <table:table-cell table:formula="of:=+[.C6]+[.B6]"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Förmågor</text:p>
          </table:table-cell>
          <table:table-cell office:value-type="string">
            <text:p>Kostnad</text:p>
          </table:table-cell>
          <table:table-cell table:number-columns-repeated="4"/>
        </table:table-row>
        <table:table-row table:style-name="ro3">
          <table:table-cell office:value-type="string">
            <text:p>PSY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style-name="ce1" office:value-type="string">
            <text:p>Allhard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KAR</text:p>
          </table:table-cell>
          <table:table-cell/>
          <table:table-cell office:value-type="float" office:value="9">
            <text:p>9</text:p>
          </table:table-cell>
          <table:table-cell table:formula="of:=+[.C8]+[.B8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style-name="ce1" office:value-type="string">
            <text:p>Skjotlr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STO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+[.C9]+[.B9]"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table:style-name="ce2" office:value-type="string">
            <text:p>Helande köt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UMMA</text:p>
          </table:table-cell>
          <table:table-cell table:formula="of:=+SUM([.E3:.E9])" office:value-type="float" office:value="115">
            <text:p>115</text:p>
          </table:table-cell>
          <table:table-cell/>
          <table:table-cell office:value-type="string">
            <text:p>Krigare +5 initiativ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SLÅ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SLÅ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SUMMA</text:p>
          </table:table-cell>
          <table:table-cell table:formula="of:=+SUM([.H7:.H12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IMÄRA FÄRDIGHETER</text:p>
          </table:table-cell>
          <table:table-cell office:value-type="string">
            <text:p>BC</text:p>
          </table:table-cell>
          <table:table-cell office:value-type="string">
            <text:p>FV</text:p>
          </table:table-cell>
          <table:table-cell office:value-type="string">
            <text:p>Kostnad</text:p>
          </table:table-cell>
          <table:table-cell table:number-columns-repeated="2"/>
          <table:table-cell office:value-type="string">
            <text:p>YRKESFÄRDIGHETER</text:p>
          </table:table-cell>
          <table:table-cell office:value-type="string">
            <text:p>BC</text:p>
          </table:table-cell>
          <table:table-cell office:value-type="string">
            <text:p>FV</text:p>
          </table:table-cell>
          <table:table-cell office:value-type="string">
            <text:p>Kostnad</text:p>
          </table:table-cell>
          <table:table-cell table:number-columns-repeated="2"/>
        </table:table-row>
        <table:table-row table:style-name="ro1">
          <table:table-cell office:value-type="string">
            <text:p>BLUFFA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2H YXA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FDT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H YXA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FÖRSTA HJÄLPEN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KÖLD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GÖMMA SIG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LYGANDE HUGG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HOPPA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VINGA UR BALAN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KLÄTTRA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RYTA VAPEN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KÖPSLÅ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TÅLSÄTTA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LYSSNA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ÄRSÄRKARGÅNG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L/S MODERSMÅL</text:p>
          </table:table-cell>
          <table:table-cell table:number-columns-repeated="5"/>
          <table:table-cell office:value-type="string">
            <text:p>NAVIGER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IDA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JÖKUNNIGHET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SJUNG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HANTVERK BÅTSNICKERI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SLAGSMÅL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SIMMA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SMYGA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PÅRA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UMMA</text:p>
          </table:table-cell>
          <table:table-cell table:number-columns-repeated="2"/>
          <table:table-cell table:formula="of:=+SUM([.J16:.J28])" office:value-type="float" office:value="339">
            <text:p>339</text:p>
          </table:table-cell>
          <table:table-cell table:number-columns-repeated="2"/>
        </table:table-row>
        <table:table-row table:style-name="ro1">
          <table:table-cell office:value-type="string">
            <text:p>STJÄLA FÖREMÅL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ALA MODERSMÅL</text:p>
          </table:table-cell>
          <table:table-cell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UPPTÄCKA FARA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USTNING</text:p>
          </table:table-cell>
          <table:table-cell office:value-type="string">
            <text:p>KP ABS</text:p>
          </table:table-cell>
          <table:table-cell office:value-type="string">
            <text:p>TYP</text:p>
          </table:table-cell>
          <table:table-cell table:number-columns-repeated="3"/>
        </table:table-row>
        <table:table-row table:style-name="ro2">
          <table:table-cell office:value-type="string">
            <text:p>VÄRDERA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ubbel ringbrynja, hauberk</text:p>
          </table:table-cell>
          <table:table-cell office:value-type="float" office:value="7">
            <text:p>7</text:p>
          </table:table-cell>
          <table:table-cell office:value-type="string">
            <text:p>II</text:p>
          </table:table-cell>
          <table:table-cell table:number-columns-repeated="3"/>
        </table:table-row>
        <table:table-row table:style-name="ro2">
          <table:table-cell office:value-type="string">
            <text:p>ÖVERTALA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Härdat läder, hauberk</text:p>
          </table:table-cell>
          <table:table-cell office:value-type="float" office:value="4">
            <text:p>4</text:p>
          </table:table-cell>
          <table:table-cell office:value-type="string">
            <text:p>III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Vikingahjälm</text:p>
          </table:table-cell>
          <table:table-cell office:value-type="float" office:value="7">
            <text:p>7</text:p>
          </table:table-cell>
          <table:table-cell office:value-type="string">
            <text:p>III</text:p>
          </table:table-cell>
          <table:table-cell table:number-columns-repeated="3"/>
        </table:table-row>
        <table:table-row table:style-name="ro1">
          <table:table-cell office:value-type="string">
            <text:p>SUMMA</text:p>
          </table:table-cell>
          <table:table-cell table:number-columns-repeated="2"/>
          <table:table-cell table:formula="of:=+SUM([.D16:.D34])" office:value-type="float" office:value="38">
            <text:p>38</text:p>
          </table:table-cell>
          <table:table-cell table:number-columns-repeated="8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" style:font-family-generic="swiss"/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2017-08-13</text:date>, <text:time>11:32:1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7:15:55.98</meta:creation-date>
    <dc:date>2017-08-13T11:32:12.28</dc:date>
    <meta:editing-duration>PT2H22M18S</meta:editing-duration>
    <meta:editing-cycles>14</meta:editing-cycles>
    <meta:generator>OpenOffice/4.1.2$Win32 OpenOffice.org_project/412m3$Build-9782</meta:generator>
    <meta:document-statistic meta:table-count="3" meta:cell-count="219" meta:object-count="0"/>
  </office:meta>
</office:document-meta>
</file>